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DAT_REDUCED" table:style-name="ta1">
        <table:shapes>
          <draw:frame draw:z-index="0" draw:style-name="gr1" draw:text-style-name="P1" svg:width="186.65mm" svg:height="115.34mm" svg:x="127.96mm" svg:y="23.85mm">
            <draw:object draw:notify-on-update-of-ranges="DAT_REDUCED.A1:DAT_REDUCED.A366 DAT_REDUCED.B1:DAT_REDUCED.B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9:05: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09:07:0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09:08:5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09:10:38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09:12:2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09:14:1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09:15:5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09:17:4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09:19:3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9:21: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09:23:0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09:24:5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9:26:42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09:28:2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09:30:1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09:32:0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33:50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09:35:3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09:37:2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39:1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40:5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9:42:4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46:2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09:48:0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49:5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53: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9:55:1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09:57:0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09:58:5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00:3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02:2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07:4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09:3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:11:2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:13:10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0:14:5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0:16:4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0:18:3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:20:1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22:0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23:5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:25:40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27:27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29:1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0:31:0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0:32:4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0:34:3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0:36:2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0:38:1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:39:58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0:41:4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0:43:3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0:45:19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10:47:0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10:48:5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0:50:40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0:52:2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0:54:1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0:56:0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10:57:4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0:59:3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1:01:23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11:03:10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1:04:5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1:06:4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11:08:3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1:10:1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1:12:0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11:13:5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1:15:4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1:17:2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1:19:1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1:21:0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1:22:49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1:24:3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1:26:2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1:28:10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1:29:5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1:31:4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1:33:3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1:35:19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11:37:0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1:38:5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1:40:4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11:42:2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1:44:1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1:46:0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1:47:4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1:49:3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1:51:2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1:53:10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1:54:5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1:56:44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1:58:3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2:00:18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12:02:0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05:3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2:07:2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12:09:1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2:11:00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2:12:4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12:14:3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2:16:2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2:18:09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12:19:5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12:21:4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12:23:30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2:25:17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2:27: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12:28:5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2:30:3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12:32:2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12:34:1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2:36:0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37:4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39:3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12:41:2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12:43:0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48:29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2:50:16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2:52:0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2:53:50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2:55: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57:2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2:59:1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13:00:5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3:02:4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04:3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06:2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13:08:07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3:09:5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3:11:4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13:2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3:15:1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3:17:0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18:5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20:37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22:2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13:24:1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3:25:5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27:4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3:29:3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3:31:20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3:33: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3:34:5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36:4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38:2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40:1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42:0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3:43:49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3:45:3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3:47:2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3:49:10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50:5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3:52:4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3:54:3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13:56:1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3:58:0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3:59:5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4:01:4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4:03:27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14:05:1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14:07:0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4:08:4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4:10: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4:12:2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4:14:10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4:15:5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17:4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4:19: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4:21:1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23:0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24:5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4:26:3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28:2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4:30:14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4:32:0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4:33:4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4:35:3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4:37:2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4:39:0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4:40:5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4:42:4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4:44:3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4:46:1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14:48:0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4:49:5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14:51:3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4:53:2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4:55:1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4:57:0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4:58:4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00:3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02:2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5:04:0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05:5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5:07:4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5:09:30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11: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15:13:04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15:14:5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5:16: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18:25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20:1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21:5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23:4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25: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5:27: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5:29:0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30:5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32:4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34:2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36:1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5:38:0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39:50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41:3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43:2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45:1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46:5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48:45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50:3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5:52:1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5:54:0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5:55:5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5:57:40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5:59:27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01:1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6:03:02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6:04:49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06:3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08:2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10:1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11:5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:13:46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15:3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17:2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:19:08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20:5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22:4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24:2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:26:1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:28:0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29:5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31:3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33:2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6:35:1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36:5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38:4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40:3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:42:20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44:0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45:5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47:4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16:49:29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6:51:1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6:53:0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6:54:50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6:56:37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6:58:2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00:1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02:0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7:03:4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17:05:3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07:2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7:09:0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7:10: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7:12:4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7:14:2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17:53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19:40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21:28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23:1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17:25:02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17:26:4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28:3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30:2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7:32:1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7:33:5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7:35:4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7:37:3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39:1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7:41:0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7:44:3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7:46:2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7:48:1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17:50:0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17:53:1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7:55: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7:56:4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7:58:3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18:00:2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8:02:0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18:03:5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8:05:4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18:07:3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18:09:1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18:11:0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18:12:5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18:14:3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8:16:2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18:18:1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18:19:5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18:21:4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8:25:2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18:27:07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18:28:5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18:30:4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18:32: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8:34:15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8:36:03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8:37:5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8:39:3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18:41:2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18:43:1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8:44:5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8:46:4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8:48:3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8:50:1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8:52:0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8:53:54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8:57:1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8:59:0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19:00:5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19:02:3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19:04:2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19:06:1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19:07:5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19:09:4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19:11:3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19:13:2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19:15:07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19:16:5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19:18:4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19:20:2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19:22:1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19:24:0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19:25:51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19:27:3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19:29:2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19:31:1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19:32:5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9:34:4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19:36:3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19:38:2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19:40:0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19:41:5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19:43:4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19:45:2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19:47:1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19:49:0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19:50:5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19:52:3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19:54:24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19:56: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19:57:5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19:59:46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:01:33</text:p>
          </table:table-cell>
          <table:table-cell office:value-type="float" office:value="1.64" calcext:value-type="float">
            <text:p>1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6:05:32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6-09-06T16:07:04.063000000</dc:date>
    <meta:editing-duration>PT1M31S</meta:editing-duration>
    <meta:editing-cycles>1</meta:editing-cycles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66cm" svg:height="11.535cm" xlink:href=".." xlink:type="simple" chart:class="chart:line" chart:style-name="ch1">
        <chart:title svg:x="6.154cm" svg:y="0.366cm" chart:style-name="ch2">
          <text:p>Experiment 1: Dual Axis Tracker</text:p>
        </chart:title>
        <chart:plot-area chart:style-name="ch3" table:cell-range-address="DAT_REDUCED.A1:DAT_REDUCED.B366" chart:data-source-has-labels="column" svg:x="1.384cm" svg:y="1.375cm" svg:width="16.909cm" svg:height="8.949cm">
          <chartooo:coordinate-region svg:x="2.111cm" svg:y="1.375cm" svg:width="15.736cm" svg:height="7.284cm"/>
          <chart:axis chart:dimension="x" chart:name="primary-x" chart:style-name="ch4" chartooo:axis-type="auto">
            <chartooo:date-scale/>
            <chart:title svg:x="8.841cm" svg:y="10.554cm" chart:style-name="ch5">
              <text:p>Time (H:M:S)</text:p>
            </chart:title>
            <chart:categories table:cell-range-address="DAT_REDUCED.A1:DAT_REDUCED.A366"/>
          </chart:axis>
          <chart:axis chart:dimension="y" chart:name="primary-y" chart:style-name="ch6">
            <chart:title svg:x="0.451cm" svg:y="6.687cm" chart:style-name="ch7">
              <text:p>Voltage (V)</text:p>
            </chart:title>
            <chart:grid chart:style-name="ch8" chart:class="major"/>
          </chart:axis>
          <chart:series chart:style-name="ch9" chart:values-cell-range-address="DAT_REDUCED.B1:DAT_REDUCED.B366" chart:class="chart:line">
            <chart:mean-value chart:style-name="ch10"/>
            <chart:regression-curve chart:style-name="ch11"/>
            <chart:data-point chart:repeated="3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9:05:17</text:p>
                <draw:g>
                  <svg:desc>DAT_REDUCED.A1:DAT_REDUCED.A366</svg:desc>
                </draw:g>
              </table:table-cell>
              <table:table-cell office:value-type="float" office:value="3.48">
                <text:p>3.48</text:p>
                <draw:g>
                  <svg:desc>DAT_REDUCED.B1:DAT_REDUCED.B366</svg:desc>
                </draw:g>
              </table:table-cell>
            </table:table-row>
            <table:table-row>
              <table:table-cell office:value-type="string">
                <text:p>09:07:0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08:5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09:15:5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09:17:4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19: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21:2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23:0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09:24: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09:26:4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09:28: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09:30:1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32:0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33:5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09:35:3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39:1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0:5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9:42:4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48:0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49:5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53:3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9:55:1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57:0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09:58:5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00: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02: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4:1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0:06:0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7: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09: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4:5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6:4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0:18:3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20:1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22:0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23: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:25:4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27:2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29:1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0:31:0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:32:4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:34:3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0:36:2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:38:1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0:41:4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0:43:3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45:1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:47:0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:48:5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0:50:4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0:52:2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6:0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0:57:4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59: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01:2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1:03:1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:04:5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06:4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1:08:3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:10:1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12:0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1:13:5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:15:4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:17:2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:19:1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21:0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1:22:4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26:2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:28:1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:29:5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31:4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:33:3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35:1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:37:0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40:4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:42:2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:44: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1:46:0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:47:4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51:2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53: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4:5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6:4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58:3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00:1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:02:0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05:3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:07:2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2:09:1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1:0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14:3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18:0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2:19:5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:21:4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:23:3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2:25:1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27: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57:2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59: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25:5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27:4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29:3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3:31:2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33: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34:5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36: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38:2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40:1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42: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:43:4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45: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47:2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3:49: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50:5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:59:5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01: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03:2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:05: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4:07:01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4:08:4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10:3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12: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14: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15: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17:4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19:3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21:1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3:0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28:2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30: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4:32:0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:33: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35:3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37:2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4:39:0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4:40:5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4:42:4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:44: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:46:1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5:04:0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05:5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07:4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09:3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11:1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5:13:0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:14:5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18:2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20: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23:4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25:3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29:0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0: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34:2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36:1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:38:0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39:5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41:3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43:2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3:0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06:3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08:2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0:1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13:4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15:3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17: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20:5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22:4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26:1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28:0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29:5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31:3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47:4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6:51:1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:53:0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:54:5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:56:3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6:58:2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0:1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2:0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03:4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7:05:3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07:2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09:0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10:5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12:4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1:2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3:1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:25:0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:26:4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28:3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30:2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32:1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3: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39:1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41:0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:44:3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7:46:2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48:1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7:53:1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7:58:3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8:00:2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8:02:0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8:03:5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8:14: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:16: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:18:1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:19:5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21:4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:25:2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8:27:0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:28:5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32: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:34:1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36:0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37:5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39:3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41:2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:43:1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:44:5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:46:45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48:3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50:1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:52:0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53:5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8:57:1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:59:03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9:00:5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9:02: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:06:1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:07:5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9:09:4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9:11:3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9:13:2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9:15:0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9:16:5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9:18:4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9:20:2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9:22:1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9:24:0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9:25:51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9:27:3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9:29:2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:31:1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9:32: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:34:4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9:36:3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9:38:2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9:41:5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9:43:4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:47:1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:49:0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9:50:5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9:52: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9:54:2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9:56:1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9:57: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:59:4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0:01:33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